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5000000C868F9FC5A374392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4.2cm"/>
    </style:style>
    <style:style style:name="pr2" style:family="presentation" style:parent-style-name="Title-outline1">
      <style:graphic-properties fo:min-height="8.15cm"/>
    </style:style>
    <style:style style:name="pr3" style:family="presentation" style:parent-style-name="Title-notes">
      <style:graphic-properties draw:fill-color="#ffffff" fo:min-height="13.36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29cm"/>
    </style:style>
    <style:style style:name="pr6" style:family="presentation" style:parent-style-name="Default_20_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layer="layout" svg:width="25.2cm" svg:height="4.2cm" svg:x="1.4cm" svg:y="1cm" presentation:class="title">
          <draw:text-box>
            <text:p>Software Engineering of <text:line-break/>Internet Applications</text:p>
          </draw:text-box>
        </draw:frame>
        <draw:frame presentation:style-name="pr2" draw:layer="layout" svg:width="25.199cm" svg:height="9.4cm" svg:x="1.4cm" svg:y="7cm" presentation:class="outline" presentation:user-transformed="true">
          <draw:text-box>
            <text:p><text:span text:style-name="T1">Section 3: Lecture 2 </text:span></text:p>
            <text:p><text:span text:style-name="T1">Enterprise Information System Patterns </text:span></text:p>
            <text:p/>
            <text:p>Dr Laurence Dawson</text:p>
            <text:p>laurence.dawson@kcl.ac.uk</text:p>
            <text:p>contact@laurencedawson.com</text:p>
            <text:p/>
            <text:p>22 February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cture structur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ection 3</text:span>: Enterprise Information System concepts (using Kevin's slides)</text:p>
                <text:list>
                  <text:list-item>
                    <text:p>Lecture 1 (146 - 161)</text:p>
                  </text:list-item>
                  <text:list-item>
                    <text:p><text:span text:style-name="T1">Lecture 2 (162 - 227)</text:span></text:p>
                    <text:p/>
                  </text:list-item>
                </text:list>
              </text:list-item>
              <text:list-item>
                <text:p><text:span text:style-name="T1">Section 3</text:span>: EIS patterns (<text:span text:style-name="T2">new slides available</text:span>)</text:p>
                <text:list>
                  <text:list-item>
                    <text:p>Lecture 1 (200 - 215)</text:p>
                  </text:list-item>
                  <text:list-item>
                    <text:p><text:span text:style-name="T3">Lecture 3 (216 - 240)</text:span></text:p>
                    <text:p/>
                  </text:list-item>
                </text:list>
              </text:list-item>
              <text:list-item>
                <text:p><text:span text:style-name="T1">Section 4</text:span>: Web Services and EIS Technologies (<text:span text:style-name="T2">new slides available</text:span>)</text:p>
                <text:list>
                  <text:list-item>
                    <text:p>Lecture 4 (251 - 261)</text:p>
                  </text:list-item>
                  <text:list-item>
                    <text:p>Lecture 5 (262 - 27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cture slides &amp; code examp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original slides will all be available Keats</text:p>
                <text:p/>
              </text:list-item>
              <text:list-item>
                <text:p>Reworked &amp; cut up slides on Github</text:p>
                <text:p/>
              </text:list-item>
              <text:list-item>
                <text:p>Code examples will be available on Github @</text:p>
                <text:list>
                  <text:list-header>
                    <text:p/>
                  </text:list-header>
                  <text:list-item>
                    <text:p><text:a xlink:href="https://github.com/laurencedawson/6CCS3SIA" xlink:type="simple">https://github.com/laurencedawson/6CCS3SIA</text:a></text:p>
                  </text:list-item>
                  <text:list-item>
                    <text:p><text:a xlink:href="https://goo.gl/ycOEtU" xlink:type="simple">https://goo.gl/ycOEtU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color="#ffffff" fo:font-size="28pt" fo:background-color="transparen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color="#ffffff" fo:font-size="24pt" fo:background-color="transparen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color="#ffffff" fo:font-size="20pt" fo:background-color="transparen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color="#ffffff" fo:font-size="20pt" fo:background-color="transparen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color="#ffffff" fo:font-size="20pt" fo:background-color="transparen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color="#ffffff" fo:font-size="20pt" fo:background-color="transparen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line-spacing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5cm" fo:margin-bottom="0cm" style:line-spacing="0.5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5cm" fo:margin-bottom="0cm" style:line-spacing="0.5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11d1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shrink-to-fit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style:line-spacing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left="0cm" fo:margin-right="0cm" fo:margin-top="0.5cm" fo:margin-bottom="0cm" style:line-spacing="0.5cm" fo:text-indent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left="0cm" fo:margin-right="0cm" fo:margin-top="0.5cm" fo:margin-bottom="0cm" style:line-spacing="0.5cm" fo:text-indent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left="0cm" fo:margin-right="0cm" fo:margin-top="0.499cm" fo:margin-bottom="0cm" fo:text-indent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left="0cm" fo:margin-right="0cm" fo:margin-top="0.499cm" fo:margin-bottom="0cm" fo:text-indent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11d1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93cm, 1.182cm, 0.393cm, 1.326cm)" draw:image-opacity="100%" style:mirror="none"/>
    </style:style>
    <style:style style:name="Mgr4" style:family="graphic" style:parent-style-name="standard">
      <style:graphic-properties draw:stroke="none" draw:fill="none" draw:textarea-vertical-align="middle" fo:min-height="1.95cm"/>
    </style:style>
    <style:style style:name="Mpr1" style:family="presentation" style:parent-style-name="Title-backgroundobjects">
      <style:graphic-properties draw:fill-color="#e11d1e" draw:textarea-vertical-align="middle" draw:auto-grow-height="false" fo:min-height="17.574cm" fo:min-width="28cm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fill-color="#e11d1e" draw:textarea-vertical-align="middle" draw:auto-grow-height="false" fo:min-height="2.2cm" fo:min-width="28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_5f_-backgroundobjects">
      <style:graphic-properties draw:fill-color="#e11d1e" draw:textarea-vertical-align="middle" draw:auto-grow-height="false" fo:min-height="2.2cm" fo:min-width="28cm"/>
    </style:style>
    <style:style style:name="Mpr8" style:family="presentation" style:parent-style-name="Default_20_1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e11d1e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none"/>
      <style:paragraph-properties fo:margin-left="0cm" fo:margin-right="0cm" fo:text-align="end" fo:text-indent="0cm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9" style:family="paragraph">
      <style:paragraph-properties fo:margin-left="0cm" fo:margin-right="0cm" fo:text-indent="0cm"/>
    </style:style>
    <style:style style:name="MP10" style:family="paragraph">
      <loext:graphic-properties draw:fill="none"/>
      <style:paragraph-properties fo:margin-left="0cm" fo:margin-right="0cm" fo:text-indent="0cm"/>
      <style:text-properties fo:color="#ffff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presentation:style-name="Mpr1" draw:text-style-name="MP5" draw:layer="backgroundobjects" svg:width="28cm" svg:height="17.574cm" svg:x="0cm" svg:y="0.02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2cm" svg:height="4.2cm" svg:x="1.4cm" svg:y="1cm" presentation:class="title" presentation:placeholder="true">
        <draw:text-box/>
      </draw:frame>
      <draw:frame presentation:style-name="Title-outline1" draw:layer="backgroundobjects" svg:width="25.199cm" svg:height="9.4cm" svg:x="1.4cm" svg:y="7cm" presentation:class="outline" presentation:placeholder="true">
        <draw:text-box/>
      </draw:frame>
      <draw:frame draw:style-name="Mgr3" draw:text-style-name="MP6" draw:layer="backgroundobjects" svg:width="3.599cm" svg:height="2.599cm" svg:x="23.801cm" svg:y="18.001cm">
        <draw:image xlink:href="Pictures/1000020100000145000000C868F9FC5A3743921A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presentation:style-name="Mpr4" draw:text-style-name="MP5" draw:layer="backgroundobjects" svg:width="28cm" svg:height="2.2cm" svg:x="0cm" svg:y="18.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draw:style-name="Mgr4" draw:text-style-name="MP8" draw:layer="backgroundobjects" svg:width="8.765cm" svg:height="2.2cm" svg:x="17.835cm" svg:y="18.8cm">
        <draw:text-box>
          <text:p text:style-name="MP7"><text:span text:style-name="MT2"><text:page-number>&lt;number&gt;</text:page-number></text:span></text:p>
        </draw:text-box>
      </draw:frame>
      <draw:frame draw:style-name="Mgr4" draw:text-style-name="MP10" draw:layer="backgroundobjects" svg:width="15.8cm" svg:height="2.2cm" svg:x="1.4cm" svg:y="18.8cm">
        <draw:text-box>
          <text:p text:style-name="MP9"><text:span text:style-name="MT2">Section 3: EIS Patterns – 22 February 2016</text:span></text:p>
        </draw:text-box>
      </draw:frame>
      <presentation:notes style:page-layout-name="PM2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1">
      <draw:custom-shape presentation:style-name="Mpr7" draw:text-style-name="MP5" draw:layer="backgroundobjects" svg:width="28cm" svg:height="2.2cm" svg:x="0cm" svg:y="18.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_20_1_5f_-title" draw:layer="backgroundobjects" svg:width="25.199cm" svg:height="3.506cm" svg:x="1.4cm" svg:y="0.837cm" presentation:class="title" presentation:placeholder="true">
        <draw:text-box/>
      </draw:frame>
      <draw:frame presentation:style-name="Default_20_1_5f_-outline1" draw:layer="backgroundobjects" svg:width="25.199cm" svg:height="12.179cm" svg:x="1.4cm" svg:y="4.914cm" presentation:class="outline" presentation:placeholder="true">
        <draw:text-box/>
      </draw:frame>
      <draw:frame draw:style-name="Mgr4" draw:text-style-name="MP8" draw:layer="backgroundobjects" svg:width="8.765cm" svg:height="2.2cm" svg:x="17.835cm" svg:y="18.8cm">
        <draw:text-box>
          <text:p text:style-name="MP7"><text:span text:style-name="MT2"><text:page-number>&lt;number&gt;</text:page-number></text:span></text:p>
        </draw:text-box>
      </draw:frame>
      <draw:frame draw:style-name="Mgr4" draw:text-style-name="MP10" draw:layer="backgroundobjects" svg:width="15.8cm" svg:height="2.2cm" svg:x="1.4cm" svg:y="18.8cm">
        <draw:text-box>
          <text:p text:style-name="MP9"><text:span text:style-name="MT2">Section 3: EIS Patterns – 15 February 2016</text:span></text:p>
        </draw:text-box>
      </draw:frame>
      <presentation:notes style:page-layout-name="PM2">
        <draw:page-thumbnail presentation:style-name="Default_20_1_5f_-title" draw:layer="backgroundobjects" svg:width="0.001cm" svg:height="0.001cm" svg:x="0cm" svg:y="2.257cm" presentation:class="page"/>
        <draw:frame presentation:style-name="Default_20_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ence Dawson</meta:initial-creator>
    <meta:creation-date>2016-02-08T18:27:56.283388204</meta:creation-date>
    <dc:date>2016-02-20T14:22:49.134218997</dc:date>
    <dc:creator>Laurence Dawson</dc:creator>
    <meta:editing-duration>PT7H29M10S</meta:editing-duration>
    <meta:editing-cycles>367</meta:editing-cycles>
    <meta:generator>LibreOffice/5.0.2.2$Linux_X86_64 LibreOffice_project/00m0$Build-2</meta:generator>
    <meta:document-statistic meta:object-count="54"/>
  </office:meta>
</office:document-meta>
</file>